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39cm"/>
    </style:style>
    <style:style style:name="co2" style:family="table-column">
      <style:table-column-properties fo:break-before="auto" style:column-width="5.632cm"/>
    </style:style>
    <style:style style:name="co3" style:family="table-column">
      <style:table-column-properties fo:break-before="auto" style:column-width="6.994cm"/>
    </style:style>
    <style:style style:name="co4" style:family="table-column">
      <style:table-column-properties fo:break-before="auto" style:column-width="6.869cm"/>
    </style:style>
    <style:style style:name="co5" style:family="table-column">
      <style:table-column-properties fo:break-before="auto" style:column-width="7.30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1"/>
        <table:table-column table:style-name="co5" table:default-cell-style-name="ce1"/>
        <table:table-column table:style-name="co1" table:number-columns-repeated="1013" table:default-cell-style-name="ce1"/>
        <table:table-row table:style-name="ro1">
          <table:table-cell office:value-type="string" calcext:value-type="string" table:number-columns-spanned="3" table:number-rows-spanned="1">
            <text:p>EXECUÇÃO 1</text:p>
          </table:table-cell>
          <table:covered-table-cell table:number-columns-repeated="2"/>
          <table:table-cell office:value-type="string" calcext:value-type="string">
            <text:p>Total de bytes enviados</text:p>
          </table:table-cell>
          <table:table-cell office:value-type="string" calcext:value-type="string">
            <text:p>Total de pacotes enviados</text:p>
          </table:table-cell>
          <table:table-cell office:value-type="string" calcext:value-type="string">
            <text:p>Total de bytes recebidos</text:p>
          </table:table-cell>
          <table:table-cell office:value-type="string" calcext:value-type="string">
            <text:p>Total de pacotes recebidos</text:p>
          </table:table-cell>
          <table:table-cell office:value-type="string" calcext:value-type="string">
            <text:p>Taxa de transferência (bits/s)</text:p>
          </table:table-cell>
          <table:table-cell office:value-type="string" calcext:value-type="string">
            <text:p>Taxa de transferência (pacotes/s)</text:p>
          </table:table-cell>
          <table:table-cell office:value-type="string" calcext:value-type="string">
            <text:p>Perda de pacotes</text:p>
          </table:table-cell>
          <table:table-cell office:value-type="string" calcext:value-type="string">
            <text:p>Percentual de perda de pacotes</text:p>
          </table:table-cell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4">
            <text:p>TCP</text:p>
          </table:table-cell>
          <table:table-cell office:value-type="string" calcext:value-type="string" table:number-columns-spanned="1" table:number-rows-spanned="2">
            <text:p>A → B</text:p>
          </table:table-cell>
          <table:table-cell office:value-type="string" calcext:value-type="string">
            <text:p>Cabeado</text:p>
          </table:table-cell>
          <table:table-cell office:value-type="float" office:value="1674274000" calcext:value-type="float">
            <text:p>1.674.274.000</text:p>
          </table:table-cell>
          <table:table-cell office:value-type="float" office:value="3348548" calcext:value-type="float">
            <text:p>3.348.548</text:p>
          </table:table-cell>
          <table:table-cell office:value-type="float" office:value="167503500" calcext:value-type="float">
            <text:p>167.503.500</text:p>
          </table:table-cell>
          <table:table-cell office:value-type="float" office:value="3350072" calcext:value-type="float">
            <text:p>3.350.072</text:p>
          </table:table-cell>
          <table:table-cell office:value-type="string" calcext:value-type="string">
            <text:p>13,394Gbits/s</text:p>
          </table:table-cell>
          <table:table-cell office:value-type="float" office:value="167427" calcext:value-type="float">
            <text:p>167.427</text:p>
          </table:table-cell>
          <table:table-cell table:formula="of:=[.E2]-[.G2]" office:value-type="float" office:value="-1524" calcext:value-type="float">
            <text:p>-1524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table:number-columns-repeated="6"/>
          <table:table-cell table:formula="of:=[.E3]-[.G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B → A</text:p>
          </table:table-cell>
          <table:table-cell office:value-type="string" calcext:value-type="string">
            <text:p>Cabeado</text:p>
          </table:table-cell>
          <table:table-cell office:value-type="float" office:value="1041682000" calcext:value-type="float">
            <text:p>1.041.682.000</text:p>
          </table:table-cell>
          <table:table-cell office:value-type="float" office:value="2083364" calcext:value-type="float">
            <text:p>2.083.364</text:p>
          </table:table-cell>
          <table:table-cell office:value-type="float" office:value="1041682500" calcext:value-type="float">
            <text:p>1.041.682.500</text:p>
          </table:table-cell>
          <table:table-cell office:value-type="float" office:value="2083365" calcext:value-type="float">
            <text:p>2.083.365</text:p>
          </table:table-cell>
          <table:table-cell office:value-type="string" calcext:value-type="string">
            <text:p>8,333Gbits/s</text:p>
          </table:table-cell>
          <table:table-cell office:value-type="float" office:value="104168" calcext:value-type="float">
            <text:p>104.168</text:p>
          </table:table-cell>
          <table:table-cell table:formula="of:=[.E4]-[.G4]"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table:number-columns-repeated="6"/>
          <table:table-cell table:formula="of:=[.E5]-[.G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UDP</text:p>
          </table:table-cell>
          <table:table-cell office:value-type="string" calcext:value-type="string" table:number-columns-spanned="1" table:number-rows-spanned="2">
            <text:p>A → B</text:p>
          </table:table-cell>
          <table:table-cell office:value-type="string" calcext:value-type="string">
            <text:p>Cabeado</text:p>
          </table:table-cell>
          <table:table-cell office:value-type="float" office:value="2182834000" calcext:value-type="float">
            <text:p>2.182.834.000</text:p>
          </table:table-cell>
          <table:table-cell office:value-type="float" office:value="4365668" calcext:value-type="float">
            <text:p>4.365.668</text:p>
          </table:table-cell>
          <table:table-cell office:value-type="float" office:value="2108909500" calcext:value-type="float">
            <text:p>2.108.909.500</text:p>
          </table:table-cell>
          <table:table-cell office:value-type="float" office:value="4217819" calcext:value-type="float">
            <text:p>4.217.819</text:p>
          </table:table-cell>
          <table:table-cell table:number-columns-repeated="2"/>
          <table:table-cell table:formula="of:=[.E6]-[.G6]" office:value-type="float" office:value="147849" calcext:value-type="float">
            <text:p>147849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formula="of:=[.E7]-[.G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B → A</text:p>
          </table:table-cell>
          <table:table-cell office:value-type="string" calcext:value-type="string">
            <text:p>Cabeado</text:p>
          </table:table-cell>
          <table:table-cell table:number-columns-repeated="6"/>
          <table:table-cell table:formula="of:=[.E8]-[.G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table:number-columns-repeated="6"/>
          <table:table-cell table:formula="of:=[.E9]-[.G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3" table:number-rows-spanned="1">
            <text:p>EXECUÇÃO 2</text:p>
          </table:table-cell>
          <table:covered-table-cell table:number-columns-repeated="2"/>
          <table:table-cell table:number-columns-spanned="7" table:number-rows-spanned="1"/>
          <table:covered-table-cell table:number-columns-repeated="5"/>
          <table:covered-table-cell table:formula="of:=[.E10]-[.G10]" office:value-type="float" office:value="0" calcext:value-type="float">
            <text:p>0</text:p>
          </table:covered-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TCP</text:p>
          </table:table-cell>
          <table:table-cell office:value-type="string" calcext:value-type="string" table:number-columns-spanned="1" table:number-rows-spanned="2">
            <text:p>A → B</text:p>
          </table:table-cell>
          <table:table-cell office:value-type="string" calcext:value-type="string">
            <text:p>Cabeado</text:p>
          </table:table-cell>
          <table:table-cell office:value-type="float" office:value="1655828000" calcext:value-type="float">
            <text:p>1.655.828.000</text:p>
          </table:table-cell>
          <table:table-cell office:value-type="float" office:value="3311656" calcext:value-type="float">
            <text:p>3.311.656</text:p>
          </table:table-cell>
          <table:table-cell office:value-type="float" office:value="1656764000" calcext:value-type="float">
            <text:p>1.656.764.000</text:p>
          </table:table-cell>
          <table:table-cell office:value-type="float" office:value="3313528" calcext:value-type="float">
            <text:p>3.313.528</text:p>
          </table:table-cell>
          <table:table-cell office:value-type="string" calcext:value-type="string">
            <text:p>13,247Gbits/s</text:p>
          </table:table-cell>
          <table:table-cell office:value-type="float" office:value="165582" calcext:value-type="float">
            <text:p>165.582</text:p>
          </table:table-cell>
          <table:table-cell table:formula="of:=[.E11]-[.G11]" office:value-type="float" office:value="-1872" calcext:value-type="float">
            <text:p>-1872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table:number-columns-repeated="6"/>
          <table:table-cell table:formula="of:=[.E12]-[.G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B → A</text:p>
          </table:table-cell>
          <table:table-cell office:value-type="string" calcext:value-type="string">
            <text:p>Cabeado</text:p>
          </table:table-cell>
          <table:table-cell office:value-type="float" office:value="1021288000" calcext:value-type="float">
            <text:p>1.021.288.000</text:p>
          </table:table-cell>
          <table:table-cell office:value-type="float" office:value="2042576" calcext:value-type="float">
            <text:p>2.042.576</text:p>
          </table:table-cell>
          <table:table-cell office:value-type="float" office:value="1021289000" calcext:value-type="float">
            <text:p>1.021.289.000</text:p>
          </table:table-cell>
          <table:table-cell office:value-type="float" office:value="2042578" calcext:value-type="float">
            <text:p>2.042.578</text:p>
          </table:table-cell>
          <table:table-cell office:value-type="string" calcext:value-type="string">
            <text:p>8,170Gbits/s</text:p>
          </table:table-cell>
          <table:table-cell office:value-type="float" office:value="102128" calcext:value-type="float">
            <text:p>102.128</text:p>
          </table:table-cell>
          <table:table-cell table:formula="of:=[.E13]-[.G13]"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table:number-columns-repeated="6"/>
          <table:table-cell table:formula="of:=[.E14]-[.G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UDP</text:p>
          </table:table-cell>
          <table:table-cell office:value-type="string" calcext:value-type="string" table:number-columns-spanned="1" table:number-rows-spanned="2">
            <text:p>A → B</text:p>
          </table:table-cell>
          <table:table-cell office:value-type="string" calcext:value-type="string">
            <text:p>Cabeado</text:p>
          </table:table-cell>
          <table:table-cell table:number-columns-repeated="6"/>
          <table:table-cell table:formula="of:=[.E15]-[.G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table:number-columns-repeated="6"/>
          <table:table-cell table:formula="of:=[.E16]-[.G1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B → A</text:p>
          </table:table-cell>
          <table:table-cell office:value-type="string" calcext:value-type="string">
            <text:p>Cabeado</text:p>
          </table:table-cell>
          <table:table-cell table:number-columns-repeated="6"/>
          <table:table-cell table:formula="of:=[.E17]-[.G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table:number-columns-repeated="6"/>
          <table:table-cell table:formula="of:=[.E18]-[.G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3" table:number-rows-spanned="1">
            <text:p>EXECUÇÃO 3</text:p>
          </table:table-cell>
          <table:covered-table-cell table:number-columns-repeated="2"/>
          <table:table-cell table:number-columns-spanned="7" table:number-rows-spanned="1"/>
          <table:covered-table-cell table:number-columns-repeated="5"/>
          <table:covered-table-cell table:formula="of:=[.E19]-[.G19]" office:value-type="float" office:value="0" calcext:value-type="float">
            <text:p>0</text:p>
          </table:covered-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TCP</text:p>
          </table:table-cell>
          <table:table-cell office:value-type="string" calcext:value-type="string" table:number-columns-spanned="1" table:number-rows-spanned="2">
            <text:p>A → B</text:p>
          </table:table-cell>
          <table:table-cell office:value-type="string" calcext:value-type="string">
            <text:p>Cabeado</text:p>
          </table:table-cell>
          <table:table-cell office:value-type="float" office:value="1689406000" calcext:value-type="float">
            <text:p>1.689.406.000</text:p>
          </table:table-cell>
          <table:table-cell office:value-type="float" office:value="3378812" calcext:value-type="float">
            <text:p>3.378.812</text:p>
          </table:table-cell>
          <table:table-cell office:value-type="float" office:value="1690200500" calcext:value-type="float">
            <text:p>1.690.200.500</text:p>
          </table:table-cell>
          <table:table-cell office:value-type="float" office:value="3380401" calcext:value-type="float">
            <text:p>3.380.401</text:p>
          </table:table-cell>
          <table:table-cell office:value-type="string" calcext:value-type="string">
            <text:p>13,515Gbits/s </text:p>
          </table:table-cell>
          <table:table-cell office:value-type="float" office:value="168940" calcext:value-type="float">
            <text:p>168.940</text:p>
          </table:table-cell>
          <table:table-cell table:formula="of:=[.E20]-[.G20]" office:value-type="float" office:value="-1589" calcext:value-type="float">
            <text:p>-1589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table:number-columns-repeated="6"/>
          <table:table-cell table:formula="of:=[.E21]-[.G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B → A</text:p>
          </table:table-cell>
          <table:table-cell office:value-type="string" calcext:value-type="string">
            <text:p>Cabeado</text:p>
          </table:table-cell>
          <table:table-cell office:value-type="float" office:value="1022794000" calcext:value-type="float">
            <text:p>1.022.794.000</text:p>
          </table:table-cell>
          <table:table-cell office:value-type="float" office:value="2045588" calcext:value-type="float">
            <text:p>2.045.588</text:p>
          </table:table-cell>
          <table:table-cell office:value-type="float" office:value="1022794500" calcext:value-type="float">
            <text:p>1.022.794.500</text:p>
          </table:table-cell>
          <table:table-cell office:value-type="float" office:value="2045589" calcext:value-type="float">
            <text:p>2.045.589</text:p>
          </table:table-cell>
          <table:table-cell office:value-type="string" calcext:value-type="string">
            <text:p>8,182Gbits/s</text:p>
          </table:table-cell>
          <table:table-cell office:value-type="float" office:value="102279" calcext:value-type="float">
            <text:p>102.279</text:p>
          </table:table-cell>
          <table:table-cell table:formula="of:=[.E22]-[.G22]"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table:number-columns-repeated="6"/>
          <table:table-cell table:formula="of:=[.E23]-[.G2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UDP</text:p>
          </table:table-cell>
          <table:table-cell office:value-type="string" calcext:value-type="string" table:number-columns-spanned="1" table:number-rows-spanned="2">
            <text:p>A → B</text:p>
          </table:table-cell>
          <table:table-cell office:value-type="string" calcext:value-type="string">
            <text:p>Cabeado</text:p>
          </table:table-cell>
          <table:table-cell table:number-columns-repeated="6"/>
          <table:table-cell table:formula="of:=[.E24]-[.G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table:number-columns-repeated="6"/>
          <table:table-cell table:formula="of:=[.E25]-[.G2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B → A</text:p>
          </table:table-cell>
          <table:table-cell office:value-type="string" calcext:value-type="string">
            <text:p>Cabeado</text:p>
          </table:table-cell>
          <table:table-cell table:number-columns-repeated="6"/>
          <table:table-cell table:formula="of:=[.E26]-[.G2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table:number-columns-repeated="6"/>
          <table:table-cell table:formula="of:=[.E27]-[.G2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E28]-[.G28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8:20:12.220340135</meta:creation-date>
    <dc:date>2023-11-28T09:58:53.746705430</dc:date>
    <meta:editing-duration>PT11M25S</meta:editing-duration>
    <meta:editing-cycles>3</meta:editing-cycles>
    <meta:generator>LibreOffice/7.3.7.2$Linux_X86_64 LibreOffice_project/30$Build-2</meta:generator>
    <meta:document-statistic meta:table-count="1" meta:cell-count="120" meta:object-count="0"/>
  </office:meta>
</office:document-meta>
</file>